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202F654C98D10D6D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20.07cm" fo:min-width="29.98cm"/>
    </style:style>
    <style:style style:name="gr3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5.354cm" fo:min-width="15.804cm" fo:padding-top="0.166cm" fo:padding-bottom="0.166cm" fo:padding-left="0.291cm" fo:padding-right="0.291cm" fo:wrap-option="wrap"/>
    </style:style>
    <style:style style:name="gr4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0.761cm" fo:padding-top="0.166cm" fo:padding-bottom="0.166cm" fo:padding-left="0.291cm" fo:padding-right="0.291cm" fo:wrap-option="wrap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14.766cm" fo:padding-top="0.166cm" fo:padding-bottom="0.166cm" fo:padding-left="0.291cm" fo:padding-right="0.291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  <style:paragraph-properties style:writing-mode="lr-tb"/>
    </style:style>
    <style:style style:name="gr10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14.765cm" fo:padding-top="0.166cm" fo:padding-bottom="0.166cm" fo:padding-left="0.291cm" fo:padding-right="0.291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85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FreeMono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FreeMono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font-name="Free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0.479cm" svg:height="20.319cm" svg:x="0cm" svg:y="0.001cm">
          <draw:image xlink:href="Pictures/10000001000004B0000003202F654C98D10D6DBF.png" xlink:type="simple" xlink:show="embed" xlink:actuate="onLoad" draw:mime-type="image/png">
            <text:p/>
          </draw:image>
        </draw:frame>
        <draw:custom-shape draw:style-name="gr2" draw:text-style-name="P2" draw:layer="layout" svg:width="30.48cm" svg:height="20.32cm" svg:x="-0.001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cm" svg:height="6.3cm" svg:x="2.981cm" svg:y="8.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401cm" svg:height="0.6cm" svg:x="24.371cm" svg:y="16.7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401cm" svg:height="0.6cm" svg:x="24.371cm" svg:y="18.6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7cm" svg:height="6.3cm" svg:x="2.981cm" svg:y="8.88cm">
          <draw:text-box>
            <text:p text:style-name="P1"><text:span text:style-name="T1">each_patient_mrs_dist_post_stroke</text:span></text:p>
          </draw:text-box>
        </draw:frame>
        <draw:frame draw:style-name="gr6" draw:text-style-name="P6" draw:layer="layout" svg:width="4.401cm" svg:height="1.099cm" svg:x="26.639cm" svg:y="16.78cm">
          <draw:text-box>
            <text:p text:style-name="P5"><text:span text:style-name="T1">mean_mrs_shift</text:span></text:p>
          </draw:text-box>
        </draw:frame>
        <draw:frame draw:style-name="gr6" draw:text-style-name="P4" draw:layer="layout" svg:width="6.2cm" svg:height="1.099cm" svg:x="19.481cm" svg:y="19.58cm">
          <draw:text-box>
            <text:p text:style-name="P1"><text:span text:style-name="T1">mean_utility_shift</text:span></text:p>
          </draw:text-box>
        </draw:frame>
        <draw:frame draw:style-name="gr6" draw:text-style-name="P4" draw:layer="layout" svg:width="6.801cm" svg:height="1.099cm" svg:x="23.98cm" svg:y="14.196cm">
          <draw:text-box>
            <text:p text:style-name="P1"><text:span text:style-name="T1">mean_mrs_post_stroke</text:span></text:p>
          </draw:text-box>
        </draw:frame>
        <draw:frame draw:style-name="gr6" draw:text-style-name="P6" draw:layer="layout" svg:width="3.901cm" svg:height="1.099cm" svg:x="26.639cm" svg:y="17.48cm">
          <draw:text-box>
            <text:p text:style-name="P5"><text:span text:style-name="T1">mean_utility</text:span></text:p>
          </draw:text-box>
        </draw:frame>
        <draw:line draw:style-name="gr7" draw:text-style-name="P7" draw:layer="layout" svg:x1="23.181cm" svg:y1="19.68cm" svg:x2="24.181cm" svg:y2="19.08cm">
          <text:p/>
        </draw:line>
        <draw:line draw:style-name="gr7" draw:text-style-name="P7" draw:layer="layout" svg:x1="26.762cm" svg:y1="17.779cm" svg:x2="25.861cm" svg:y2="17.779cm">
          <text:p/>
        </draw:line>
        <draw:line draw:style-name="gr7" draw:text-style-name="P7" draw:layer="layout" svg:x1="26.66cm" svg:y1="17.08cm" svg:x2="25.861cm" svg:y2="17.081cm">
          <text:p/>
        </draw:line>
        <draw:line draw:style-name="gr7" draw:text-style-name="P7" draw:layer="layout" svg:x1="26.481cm" svg:y1="14.795cm" svg:x2="25.982cm" svg:y2="15.525cm">
          <text:p/>
        </draw:line>
        <draw:custom-shape draw:style-name="gr4" draw:text-style-name="P3" draw:layer="layout" svg:width="1.401cm" svg:height="0.6cm" svg:x="24.371cm" svg:y="15.5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401cm" svg:height="0.6cm" svg:x="24.371cm" svg:y="17.4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5.406cm" svg:height="0.6cm" svg:x="4.615cm" svg:y="16.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5.406cm" svg:height="0.6cm" svg:x="4.615cm" svg:y="16.7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5.406cm" svg:height="0.6cm" svg:x="4.615cm" svg:y="17.4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5.406cm" svg:height="0.6cm" svg:x="4.615cm" svg:y="18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15.406cm" svg:height="0.884cm" svg:x="4.615cm" svg:y="16.196cm">
          <draw:text-box>
            <text:p text:style-name="P1"><text:span text:style-name="T1">each_patient_mrs_not_treated</text:span></text:p>
          </draw:text-box>
        </draw:frame>
        <draw:frame draw:style-name="gr9" draw:text-style-name="P4" draw:layer="layout" svg:width="15.406cm" svg:height="0.884cm" svg:x="4.615cm" svg:y="16.781cm">
          <draw:text-box>
            <text:p text:style-name="P1"><text:span text:style-name="T1">each_patient_mrs_shift</text:span></text:p>
          </draw:text-box>
        </draw:frame>
        <draw:frame draw:style-name="gr9" draw:text-style-name="P4" draw:layer="layout" svg:width="15.521cm" svg:height="0.884cm" svg:x="4.5cm" svg:y="17.481cm">
          <draw:text-box>
            <text:p text:style-name="P1"><text:span text:style-name="T1">each_patient_utility_post_stroke</text:span></text:p>
          </draw:text-box>
        </draw:frame>
        <draw:frame draw:style-name="gr9" draw:text-style-name="P4" draw:layer="layout" svg:width="15.406cm" svg:height="0.884cm" svg:x="4.615cm" svg:y="18.082cm">
          <draw:text-box>
            <text:p text:style-name="P1"><text:span text:style-name="T1">each_patient_utility_not_treated</text:span></text:p>
          </draw:text-box>
        </draw:frame>
        <draw:custom-shape draw:style-name="gr10" draw:text-style-name="P3" draw:layer="layout" svg:width="15.405cm" svg:height="0.6cm" svg:x="4.616cm" svg:y="15.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15.405cm" svg:height="0.884cm" svg:x="4.616cm" svg:y="15.576cm">
          <draw:text-box>
            <text:p text:style-name="P1"><text:span text:style-name="T1">each_patient_mrs_post_stroke</text:span></text:p>
          </draw:text-box>
        </draw:frame>
        <draw:custom-shape draw:style-name="gr10" draw:text-style-name="P3" draw:layer="layout" svg:width="15.405cm" svg:height="0.6cm" svg:x="4.616cm" svg:y="18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15.405cm" svg:height="0.884cm" svg:x="4.616cm" svg:y="18.662cm">
          <draw:text-box>
            <text:p text:style-name="P1"><text:span text:style-name="T1">each_patient_utility_shift</text:span></text:p>
          </draw:text-box>
        </draw:frame>
        <draw:frame draw:style-name="gr6" draw:text-style-name="P6" draw:layer="layout" svg:width="3.901cm" svg:height="1.099cm" svg:x="26.639cm" svg:y="18.062cm">
          <draw:text-box>
            <text:p text:style-name="P5"><text:span text:style-name="T1">mean_utility_not_treated</text:span></text:p>
          </draw:text-box>
        </draw:frame>
        <draw:line draw:style-name="gr7" draw:text-style-name="P7" draw:layer="layout" svg:x1="26.762cm" svg:y1="18.361cm" svg:x2="25.861cm" svg:y2="18.361cm">
          <text:p/>
        </draw:line>
        <draw:custom-shape draw:style-name="gr4" draw:text-style-name="P3" draw:layer="layout" svg:width="1.401cm" svg:height="0.6cm" svg:x="24.371cm" svg:y="18.0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401cm" svg:height="0.6cm" svg:x="24.371cm" svg:y="16.1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3.661cm" svg:height="1.523cm" svg:x="26.639cm" svg:y="15.681cm">
          <draw:text-box>
            <text:p text:style-name="P5"><text:span text:style-name="T1">mean_mrs_</text:span></text:p>
            <text:p text:style-name="P5"><text:span text:style-name="T1">not_treated</text:span></text:p>
          </draw:text-box>
        </draw:frame>
        <draw:line draw:style-name="gr7" draw:text-style-name="P7" draw:layer="layout" svg:x1="26.66cm" svg:y1="16.481cm" svg:x2="25.861cm" svg:y2="16.482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0:22:55.098904664</meta:creation-date>
    <meta:generator>LibreOffice/7.3.7.2$Linux_X86_64 LibreOffice_project/30$Build-2</meta:generator>
    <dc:date>2023-08-18T10:35:10.522269396</dc:date>
    <meta:editing-duration>PT12M16S</meta:editing-duration>
    <meta:editing-cycles>1</meta:editing-cycles>
    <meta:document-statistic meta:object-count="57"/>
  </office:meta>
</office:document-meta>
</file>